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/>
    </style:style>
    <style:style style:name="T3" style:parent-style-name="Car.predefinitoparagrafo" style:family="text">
      <style:text-properties fo:font-weight="bold" style:font-weight-asian="bold"/>
    </style:style>
    <style:style style:name="T4" style:parent-style-name="Car.predefinitoparagrafo" style:family="text">
      <style:text-properties fo:font-weight="bold" style:font-weight-asian="bold"/>
    </style:style>
    <style:style style:name="T5" style:parent-style-name="Car.predefinitoparagrafo" style:family="text">
      <style:text-properties fo:font-weight="bold" style:font-weight-asian="bold"/>
    </style:style>
    <style:style style:name="T6" style:parent-style-name="Car.predefinitoparagrafo" style:family="text">
      <style:text-properties fo:font-weight="bold" style:font-weight-asian="bold"/>
    </style:style>
    <style:style style:name="T7" style:parent-style-name="Car.predefinitoparagrafo" style:family="text">
      <style:text-properties fo:font-weight="bold" style:font-weight-asian="bold"/>
    </style:style>
  </office:automatic-styles>
  <office:body>
    <office:text text:use-soft-page-breaks="true">
      <text:p text:style-name="P1">Schema Logico</text:p>
      <text:p text:style-name="Normale">Utente(<text:span text:style-name="T2">username</text:span>,nome,cognome,password,classe,sezione,indirizzo)</text:p>
      <text:p text:style-name="Normale">Interrogazione(<text:span text:style-name="T3">codint</text:span>,materia,giorno,ora,username*)</text:p>
      <text:p text:style-name="Normale">verifica(<text:span text:style-name="T4">codver</text:span>,materia,giorno,ora,username*)</text:p>
      <text:p text:style-name="Normale">corso(<text:span text:style-name="T5">codcors</text:span>,tipo,giorno,orainizio,orafine,username*)</text:p>
      <text:p text:style-name="Normale">gita(<text:span text:style-name="T6">codgita</text:span>,destinazione,orapartenza,orarientro,costo,username*)</text:p>
      <text:p text:style-name="Normale">compito(<text:span text:style-name="T7">codcompito</text:span>,materia,descrizione,scadenza,username*)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drea Grassi</meta:initial-creator>
    <dc:creator>Andrea Grassi</dc:creator>
    <meta:creation-date>2017-03-30T07:01:00Z</meta:creation-date>
    <dc:date>2017-03-30T07:07:00Z</dc:date>
    <meta:template xlink:href="Normal.dotm" xlink:type="simple"/>
    <meta:editing-cycles>1</meta:editing-cycles>
    <meta:editing-duration>PT360S</meta:editing-duration>
    <meta:document-statistic meta:page-count="1" meta:paragraph-count="1" meta:word-count="53" meta:character-count="356" meta:row-count="2" meta:non-whitespace-character-count="304"/>
  </office:meta>
</office:document-meta>
</file>